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46in" style:rel-column-width="10544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in" style:rel-column-width="2247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10<text:span text:style-name="T1">th</text:span> To Mar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12th</text:p>
          </table:table-cell>
          <table:table-cell table:style-name="Table2.A2" office:value-type="string">
            <text:p text:style-name="P5">Mitch and Anthony attended</text:p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A2" office:value-type="string">
            <text:p text:style-name="P4">- Made all dice rolls controllable when cheat mode is active</text:p>
            <text:p text:style-name="P4"/>
            <text:p text:style-name="P4">- Made all dwellings place able with cheat mode active(still has bugs)</text:p>
            <text:p text:style-name="P4"/>
            <text:p text:style-name="P4">- Collaborated with Mitch and got the board and the buttons on the board to be zoom able with mouse wheel</text:p>
            <text:p text:style-name="P4"/>
            <text:p text:style-name="P4">- Added defensive labels and buttons to the combat view; Set up the buttons for maneuverings so that they properly update the combat controller</text:p>
            <text:p text:style-name="P4"/>
            <text:p text:style-name="P4">- Fixed up the order of combat so that buttons only become available when they are supposed to be pressed; Also made selection of maneuverings mandatory</text:p>
          </table:table-cell>
          <table:table-cell table:style-name="Table1.D2" office:value-type="string">
            <text:p text:style-name="P4">- Finish Cheat Mode</text:p>
            <text:p text:style-name="P4"/>
            <text:p text:style-name="P4">- Support characters being able to start on different dwellings</text:p>
            <text:p text:style-name="P4"/>
            <text:p text:style-name="P4">- Support notoriety and fame treasures</text:p>
            <text:p text:style-name="P4"/>
            <text:p text:style-name="P4">- Start on Lost Castle/City, Cloak of mist and magic spectacle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16T14:27:32.28</dc:date>
    <meta:editing-duration>PT36M16S</meta:editing-duration>
    <meta:editing-cycles>17</meta:editing-cycles>
    <meta:generator>OpenOffice/4.0.1$Win32 OpenOffice.org_project/401m5$Build-9714</meta:generator>
    <meta:document-statistic meta:table-count="2" meta:image-count="0" meta:object-count="0" meta:page-count="1" meta:paragraph-count="25" meta:word-count="174" meta:character-count="987"/>
  </office:meta>
</office:document-meta>
</file>